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5842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officeooo:rsid="009b32ac" officeooo:paragraph-rsid="009b32ac"/>
    </style:style>
    <style:style style:name="P15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3" style:family="paragraph" style:parent-style-name="Standard">
      <style:text-properties officeooo:paragraph-rsid="01d3a713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0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1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3" style:family="paragraph" style:parent-style-name="Text_20_body">
      <style:paragraph-properties fo:text-align="start" style:justify-single-word="false"/>
      <style:text-properties officeooo:paragraph-rsid="001756f7"/>
    </style:style>
    <style:style style:name="P64" style:family="paragraph" style:parent-style-name="Text_20_body">
      <style:text-properties officeooo:rsid="02e82a24" officeooo:paragraph-rsid="001756f7" style:font-size-asian="12pt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2" style:family="paragraph" style:parent-style-name="Text_20_body">
      <style:text-properties officeooo:rsid="02e82a24" officeooo:paragraph-rsid="00bb0ca2" style:font-size-asian="12pt"/>
    </style:style>
    <style:style style:name="P7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3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4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9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officeooo:rsid="0025041a"/>
    </style:style>
    <style:style style:name="T11" style:family="text">
      <style:text-properties officeooo:rsid="002e4864"/>
    </style:style>
    <style:style style:name="T12" style:family="text">
      <style:text-properties fo:font-style="italic" officeooo:rsid="002b98b6" style:font-style-asian="italic" style:font-style-complex="italic"/>
    </style:style>
    <style:style style:name="T13" style:family="text">
      <style:text-properties officeooo:rsid="002b98b6"/>
    </style:style>
    <style:style style:name="T14" style:family="text">
      <style:text-properties officeooo:rsid="00307be0"/>
    </style:style>
    <style:style style:name="T15" style:family="text">
      <style:text-properties fo:font-style="italic" officeooo:rsid="00307be0" style:font-style-asian="italic" style:font-style-complex="italic"/>
    </style:style>
    <style:style style:name="T16" style:family="text">
      <style:text-properties officeooo:rsid="0032f586"/>
    </style:style>
    <style:style style:name="T17" style:family="text">
      <style:text-properties officeooo:rsid="003442ee"/>
    </style:style>
    <style:style style:name="T18" style:family="text">
      <style:text-properties officeooo:rsid="003451bb"/>
    </style:style>
    <style:style style:name="T19" style:family="text">
      <style:text-properties officeooo:rsid="0035dc53"/>
    </style:style>
    <style:style style:name="T20" style:family="text">
      <style:text-properties officeooo:rsid="00360866"/>
    </style:style>
    <style:style style:name="T21" style:family="text">
      <style:text-properties officeooo:rsid="00375caf"/>
    </style:style>
    <style:style style:name="T22" style:family="text">
      <style:text-properties officeooo:rsid="003900a7"/>
    </style:style>
    <style:style style:name="T23" style:family="text">
      <style:text-properties officeooo:rsid="0014f5d9"/>
    </style:style>
    <style:style style:name="T24" style:family="text">
      <style:text-properties officeooo:rsid="009794e2"/>
    </style:style>
    <style:style style:name="T25" style:family="text">
      <style:text-properties officeooo:rsid="009943fb"/>
    </style:style>
    <style:style style:name="T26" style:family="text">
      <style:text-properties officeooo:rsid="009b1bdb"/>
    </style:style>
    <style:style style:name="T27" style:family="text">
      <style:text-properties officeooo:rsid="00548123"/>
    </style:style>
    <style:style style:name="T28" style:family="text">
      <style:text-properties fo:font-style="italic" officeooo:rsid="005ea85c" style:font-style-asian="italic" style:font-style-complex="italic"/>
    </style:style>
    <style:style style:name="T29" style:family="text">
      <style:text-properties fo:font-style="italic" officeooo:rsid="005c44cd" style:font-style-asian="italic" style:font-style-complex="italic"/>
    </style:style>
    <style:style style:name="T30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31" style:family="text">
      <style:text-properties fo:font-style="italic" officeooo:rsid="00648391" style:font-style-asian="italic" style:font-style-complex="italic"/>
    </style:style>
    <style:style style:name="T32" style:family="text">
      <style:text-properties fo:font-style="italic" officeooo:rsid="006239c3" style:font-style-asian="italic" style:font-style-complex="italic"/>
    </style:style>
    <style:style style:name="T33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34" style:family="text">
      <style:text-properties officeooo:rsid="004ec518"/>
    </style:style>
    <style:style style:name="T35" style:family="text">
      <style:text-properties officeooo:rsid="0058e060"/>
    </style:style>
    <style:style style:name="T36" style:family="text">
      <style:text-properties fo:font-style="italic" officeooo:rsid="0058e060" style:font-style-asian="italic" style:font-style-complex="italic"/>
    </style:style>
    <style:style style:name="T37" style:family="text">
      <style:text-properties fo:font-style="italic" officeooo:rsid="0056f04e" style:font-style-asian="italic" style:font-style-complex="italic"/>
    </style:style>
    <style:style style:name="T38" style:family="text">
      <style:text-properties fo:font-style="italic" officeooo:rsid="004ec518" style:font-style-asian="italic" style:font-style-complex="italic"/>
    </style:style>
    <style:style style:name="T39" style:family="text">
      <style:text-properties officeooo:rsid="004ff14a"/>
    </style:style>
    <style:style style:name="T40" style:family="text">
      <style:text-properties officeooo:rsid="00429d15"/>
    </style:style>
    <style:style style:name="T41" style:family="text">
      <style:text-properties fo:font-style="italic" officeooo:rsid="00698bab" style:font-style-asian="italic" style:font-style-complex="italic"/>
    </style:style>
    <style:style style:name="T42" style:family="text">
      <style:text-properties fo:font-style="italic" officeooo:rsid="00675424" style:font-style-asian="italic" style:font-style-complex="italic"/>
    </style:style>
    <style:style style:name="T43" style:family="text">
      <style:text-properties officeooo:rsid="00441d00"/>
    </style:style>
    <style:style style:name="T44" style:family="text">
      <style:text-properties officeooo:rsid="006752f7"/>
    </style:style>
    <style:style style:name="T45" style:family="text">
      <style:text-properties officeooo:rsid="0047d7ac"/>
    </style:style>
    <style:style style:name="T46" style:family="text">
      <style:text-properties fo:font-style="italic" officeooo:rsid="0047d7ac" style:font-style-asian="italic" style:font-style-complex="italic"/>
    </style:style>
    <style:style style:name="T47" style:family="text">
      <style:text-properties officeooo:rsid="004a748d"/>
    </style:style>
    <style:style style:name="T48" style:family="text">
      <style:text-properties officeooo:rsid="004d0f9d"/>
    </style:style>
    <style:style style:name="T49" style:family="text">
      <style:text-properties officeooo:rsid="004ed897"/>
    </style:style>
    <style:style style:name="T50" style:family="text">
      <style:text-properties officeooo:rsid="006dd8c6"/>
    </style:style>
    <style:style style:name="T51" style:family="text">
      <style:text-properties officeooo:rsid="00566019"/>
    </style:style>
    <style:style style:name="T52" style:family="text">
      <style:text-properties officeooo:rsid="006fd21e"/>
    </style:style>
    <style:style style:name="T53" style:family="text">
      <style:text-properties officeooo:rsid="00161290"/>
    </style:style>
    <style:style style:name="T54" style:family="text">
      <style:text-properties officeooo:rsid="00a10cf9"/>
    </style:style>
    <style:style style:name="T55" style:family="text">
      <style:text-properties officeooo:rsid="011c7dfe"/>
    </style:style>
    <style:style style:name="T56" style:family="text">
      <style:text-properties officeooo:rsid="017176e6"/>
    </style:style>
    <style:style style:name="T57" style:family="text">
      <style:text-properties officeooo:rsid="01766083"/>
    </style:style>
    <style:style style:name="T58" style:family="text">
      <style:text-properties officeooo:rsid="0180d41a"/>
    </style:style>
    <style:style style:name="T59" style:family="text">
      <style:text-properties officeooo:rsid="012585c0"/>
    </style:style>
    <style:style style:name="T60" style:family="text">
      <style:text-properties officeooo:rsid="01291c48"/>
    </style:style>
    <style:style style:name="T61" style:family="text">
      <style:text-properties fo:font-style="italic" officeooo:rsid="0126ca2f" style:font-style-asian="italic" style:font-style-complex="italic"/>
    </style:style>
    <style:style style:name="T62" style:family="text">
      <style:text-properties officeooo:rsid="0126ca2f"/>
    </style:style>
    <style:style style:name="T63" style:family="text">
      <style:text-properties officeooo:rsid="012c70f9"/>
    </style:style>
    <style:style style:name="T64" style:family="text">
      <style:text-properties officeooo:rsid="012fe788"/>
    </style:style>
    <style:style style:name="T65" style:family="text">
      <style:text-properties officeooo:rsid="012fbf50"/>
    </style:style>
    <style:style style:name="T66" style:family="text">
      <style:text-properties fo:font-style="italic" officeooo:rsid="012fbf50" style:font-style-asian="italic" style:font-style-complex="italic"/>
    </style:style>
    <style:style style:name="T67" style:family="text">
      <style:text-properties officeooo:rsid="01379188"/>
    </style:style>
    <style:style style:name="T68" style:family="text">
      <style:text-properties officeooo:rsid="01397764"/>
    </style:style>
    <style:style style:name="T69" style:family="text">
      <style:text-properties officeooo:rsid="01416b85"/>
    </style:style>
    <style:style style:name="T70" style:family="text">
      <style:text-properties fo:font-style="italic" officeooo:rsid="01379188" style:font-style-asian="italic" style:font-style-complex="italic"/>
    </style:style>
    <style:style style:name="T71" style:family="text">
      <style:text-properties officeooo:rsid="013a7351"/>
    </style:style>
    <style:style style:name="T72" style:family="text">
      <style:text-properties officeooo:rsid="013c0b10"/>
    </style:style>
    <style:style style:name="T73" style:family="text">
      <style:text-properties officeooo:rsid="0143986e"/>
    </style:style>
    <style:style style:name="T74" style:family="text">
      <style:text-properties officeooo:rsid="0143dc90"/>
    </style:style>
    <style:style style:name="T75" style:family="text">
      <style:text-properties fo:font-style="italic" officeooo:rsid="013a7351" style:font-style-asian="italic" style:font-style-complex="italic"/>
    </style:style>
    <style:style style:name="T76" style:family="text">
      <style:text-properties fo:font-style="italic" officeooo:rsid="01473d7b" style:font-style-asian="italic" style:font-style-complex="italic"/>
    </style:style>
    <style:style style:name="T77" style:family="text">
      <style:text-properties fo:font-style="normal" officeooo:rsid="013d9a4e" style:font-style-asian="normal" style:font-style-complex="normal"/>
    </style:style>
    <style:style style:name="T78" style:family="text">
      <style:text-properties fo:font-style="italic" officeooo:rsid="013d9a4e" style:font-style-asian="italic" style:font-style-complex="italic"/>
    </style:style>
    <style:style style:name="T79" style:family="text">
      <style:text-properties fo:font-style="italic" officeooo:rsid="0145b755" style:font-style-asian="italic" style:font-style-complex="italic"/>
    </style:style>
    <style:style style:name="T80" style:family="text">
      <style:text-properties officeooo:rsid="0182cdbf"/>
    </style:style>
    <style:style style:name="T81" style:family="text">
      <style:text-properties officeooo:rsid="01598063"/>
    </style:style>
    <style:style style:name="T82" style:family="text">
      <style:text-properties officeooo:rsid="0182c432"/>
    </style:style>
    <style:style style:name="T83" style:family="text">
      <style:text-properties officeooo:rsid="01176440"/>
    </style:style>
    <style:style style:name="T84" style:family="text">
      <style:text-properties officeooo:rsid="00aafeaa"/>
    </style:style>
    <style:style style:name="T85" style:family="text">
      <style:text-properties fo:font-style="italic" officeooo:rsid="00aafeaa" style:font-style-asian="italic" style:font-style-complex="italic"/>
    </style:style>
    <style:style style:name="T86" style:family="text">
      <style:text-properties fo:font-style="italic" officeooo:rsid="00a94e53" style:font-style-asian="italic" style:font-style-complex="italic"/>
    </style:style>
    <style:style style:name="T87" style:family="text">
      <style:text-properties officeooo:rsid="00a41b4b"/>
    </style:style>
    <style:style style:name="T88" style:family="text">
      <style:text-properties officeooo:rsid="00afc91b"/>
    </style:style>
    <style:style style:name="T89" style:family="text">
      <style:text-properties officeooo:rsid="00b6670c"/>
    </style:style>
    <style:style style:name="T90" style:family="text">
      <style:text-properties officeooo:rsid="00b42c09"/>
    </style:style>
    <style:style style:name="T91" style:family="text">
      <style:text-properties fo:font-style="italic" officeooo:rsid="00b42c09" style:font-style-asian="italic" style:font-style-complex="italic"/>
    </style:style>
    <style:style style:name="T92" style:family="text">
      <style:text-properties fo:font-style="normal" officeooo:rsid="00b7be61" style:font-style-asian="normal" style:font-style-complex="normal"/>
    </style:style>
    <style:style style:name="T93" style:family="text">
      <style:text-properties fo:font-style="normal" officeooo:rsid="00b96520" style:font-style-asian="normal" style:font-style-complex="normal"/>
    </style:style>
    <style:style style:name="T94" style:family="text">
      <style:text-properties fo:font-style="normal" officeooo:rsid="00be7762" style:font-style-asian="normal" style:font-style-complex="normal"/>
    </style:style>
    <style:style style:name="T95" style:family="text">
      <style:text-properties fo:font-style="italic" officeooo:rsid="00be7762" style:font-style-asian="italic" style:font-style-complex="italic"/>
    </style:style>
    <style:style style:name="T96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7" style:family="text">
      <style:text-properties fo:font-style="italic" officeooo:rsid="02e82a24" style:font-style-asian="italic" style:font-style-complex="italic"/>
    </style:style>
    <style:style style:name="T98" style:family="text">
      <style:text-properties fo:font-style="italic" officeooo:rsid="00bb3130" style:font-style-asian="italic" style:font-style-complex="italic"/>
    </style:style>
    <style:style style:name="T99" style:family="text">
      <style:text-properties officeooo:rsid="011eca85"/>
    </style:style>
    <style:style style:name="T100" style:family="text">
      <style:text-properties officeooo:rsid="00a491f2"/>
    </style:style>
    <style:style style:name="T101" style:family="text">
      <style:text-properties officeooo:rsid="01181573"/>
    </style:style>
    <style:style style:name="T102" style:family="text">
      <style:text-properties officeooo:rsid="01238a23"/>
    </style:style>
    <style:style style:name="T103" style:family="text">
      <style:text-properties officeooo:rsid="00d54cc6"/>
    </style:style>
    <style:style style:name="T104" style:family="text">
      <style:text-properties officeooo:rsid="016a5dd3"/>
    </style:style>
    <style:style style:name="T105" style:family="text">
      <style:text-properties officeooo:rsid="015dcead"/>
    </style:style>
    <style:style style:name="T106" style:family="text">
      <style:text-properties officeooo:rsid="015c43d4"/>
    </style:style>
    <style:style style:name="T107" style:family="text">
      <style:text-properties officeooo:rsid="018559e3"/>
    </style:style>
    <style:style style:name="T108" style:family="text">
      <style:text-properties officeooo:rsid="018796e8"/>
    </style:style>
    <style:style style:name="T109" style:family="text">
      <style:text-properties officeooo:rsid="018a41e4"/>
    </style:style>
    <style:style style:name="T110" style:family="text">
      <style:text-properties officeooo:rsid="015ec1f4"/>
    </style:style>
    <style:style style:name="T111" style:family="text">
      <style:text-properties officeooo:rsid="01779885"/>
    </style:style>
    <style:style style:name="T112" style:family="text">
      <style:text-properties officeooo:rsid="0199bbd4"/>
    </style:style>
    <style:style style:name="T113" style:family="text">
      <style:text-properties style:text-position="super 58%" officeooo:rsid="0199bbd4"/>
    </style:style>
    <style:style style:name="T114" style:family="text">
      <style:text-properties officeooo:rsid="019b15fb"/>
    </style:style>
    <style:style style:name="T115" style:family="text">
      <style:text-properties officeooo:rsid="017e099a"/>
    </style:style>
    <style:style style:name="T116" style:family="text">
      <style:text-properties officeooo:rsid="01605e78"/>
    </style:style>
    <style:style style:name="T117" style:family="text">
      <style:text-properties officeooo:rsid="016cc309"/>
    </style:style>
    <style:style style:name="T118" style:family="text">
      <style:text-properties officeooo:rsid="018bb5c3"/>
    </style:style>
    <style:style style:name="T119" style:family="text">
      <style:text-properties officeooo:rsid="018cbb79"/>
    </style:style>
    <style:style style:name="T120" style:family="text">
      <style:text-properties officeooo:rsid="018fd19b"/>
    </style:style>
    <style:style style:name="T121" style:family="text">
      <style:text-properties officeooo:rsid="0190b7c6"/>
    </style:style>
    <style:style style:name="T122" style:family="text">
      <style:text-properties officeooo:rsid="0191ee3f"/>
    </style:style>
    <style:style style:name="T123" style:family="text">
      <style:text-properties officeooo:rsid="0194d572"/>
    </style:style>
    <style:style style:name="T124" style:family="text">
      <style:text-properties officeooo:rsid="0198c05a"/>
    </style:style>
    <style:style style:name="T125" style:family="text">
      <style:text-properties officeooo:rsid="0194da3a"/>
    </style:style>
    <style:style style:name="T126" style:family="text">
      <style:text-properties officeooo:rsid="016e1188"/>
    </style:style>
    <style:style style:name="T127" style:family="text">
      <style:text-properties officeooo:rsid="016f66e9"/>
    </style:style>
    <style:style style:name="T128" style:family="text">
      <style:text-properties officeooo:rsid="017f9f98"/>
    </style:style>
    <style:style style:name="T129" style:family="text">
      <style:text-properties officeooo:rsid="019eae09"/>
    </style:style>
    <style:style style:name="T130" style:family="text">
      <style:text-properties officeooo:rsid="01d3a713"/>
    </style:style>
    <style:style style:name="T131" style:family="text">
      <style:text-properties officeooo:rsid="01a48b7c"/>
    </style:style>
    <style:style style:name="T132" style:family="text">
      <style:text-properties officeooo:rsid="01bd2fff"/>
    </style:style>
    <style:style style:name="T133" style:family="text">
      <style:text-properties officeooo:rsid="01bee39e"/>
    </style:style>
    <style:style style:name="T134" style:family="text">
      <style:text-properties officeooo:rsid="01c51061"/>
    </style:style>
    <style:style style:name="T135" style:family="text">
      <style:text-properties fo:font-style="italic" officeooo:rsid="01c26cd7" style:font-style-asian="italic" style:font-style-complex="italic"/>
    </style:style>
    <style:style style:name="T136" style:family="text">
      <style:text-properties fo:font-style="italic" officeooo:rsid="01c21af7" style:font-style-asian="italic" style:font-style-complex="italic"/>
    </style:style>
    <style:style style:name="T137" style:family="text">
      <style:text-properties officeooo:rsid="01cacbe0"/>
    </style:style>
    <style:style style:name="T138" style:family="text">
      <style:text-properties officeooo:rsid="021abad6"/>
    </style:style>
    <style:style style:name="T139" style:family="text">
      <style:text-properties officeooo:rsid="02228266"/>
    </style:style>
    <style:style style:name="T140" style:family="text">
      <style:text-properties officeooo:rsid="01c64013"/>
    </style:style>
    <style:style style:name="T141" style:family="text">
      <style:text-properties officeooo:rsid="01ca5900"/>
    </style:style>
    <style:style style:name="T142" style:family="text">
      <style:text-properties officeooo:rsid="01f9ced3"/>
    </style:style>
    <style:style style:name="T143" style:family="text">
      <style:text-properties officeooo:rsid="01c8ba2d"/>
    </style:style>
    <style:style style:name="T144" style:family="text">
      <style:text-properties officeooo:rsid="02023cdb"/>
    </style:style>
    <style:style style:name="T145" style:family="text">
      <style:text-properties fo:font-style="italic" officeooo:rsid="01cacbe0" style:font-style-asian="italic" style:font-style-complex="italic"/>
    </style:style>
    <style:style style:name="T146" style:family="text">
      <style:text-properties fo:font-style="italic" officeooo:rsid="01f8b30c" style:font-style-asian="italic" style:font-style-complex="italic"/>
    </style:style>
    <style:style style:name="T147" style:family="text">
      <style:text-properties fo:font-style="italic" officeooo:rsid="01f6b79a" style:font-style-asian="italic" style:font-style-complex="italic"/>
    </style:style>
    <style:style style:name="T148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9" style:family="text">
      <style:text-properties officeooo:rsid="01f8b30c"/>
    </style:style>
    <style:style style:name="T150" style:family="text">
      <style:text-properties officeooo:rsid="0220da76"/>
    </style:style>
    <style:style style:name="T151" style:family="text">
      <style:text-properties officeooo:rsid="022329e7"/>
    </style:style>
    <style:style style:name="T152" style:family="text">
      <style:text-properties officeooo:rsid="01cc0b61"/>
    </style:style>
    <style:style style:name="T153" style:family="text">
      <style:text-properties officeooo:rsid="01efd146"/>
    </style:style>
    <style:style style:name="T154" style:family="text">
      <style:text-properties officeooo:rsid="01f08fe1"/>
    </style:style>
    <style:style style:name="T155" style:family="text">
      <style:text-properties fo:font-style="italic" officeooo:rsid="01ee78d3" style:font-style-asian="italic" style:font-style-complex="italic"/>
    </style:style>
    <style:style style:name="T156" style:family="text">
      <style:text-properties fo:font-style="italic" officeooo:rsid="021ae482" style:font-style-asian="italic" style:font-style-complex="italic"/>
    </style:style>
    <style:style style:name="T157" style:family="text">
      <style:text-properties officeooo:rsid="020ac8f5"/>
    </style:style>
    <style:style style:name="T158" style:family="text">
      <style:text-properties fo:font-style="italic" officeooo:rsid="020f94cd" style:font-style-asian="italic" style:font-style-complex="italic"/>
    </style:style>
    <style:style style:name="T159" style:family="text">
      <style:text-properties fo:font-style="italic" officeooo:rsid="020ac8f5" style:font-style-asian="italic" style:font-style-complex="italic"/>
    </style:style>
    <style:style style:name="T160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61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72" style:family="text">
      <style:text-properties officeooo:rsid="038d9d4d"/>
    </style:style>
    <style:style style:name="T173" style:family="text">
      <style:text-properties officeooo:rsid="038dd9cf"/>
    </style:style>
    <style:style style:name="T174" style:family="text">
      <style:text-properties officeooo:rsid="0025668c"/>
    </style:style>
    <style:style style:name="T175" style:family="text">
      <style:text-properties fo:font-weight="normal" style:font-weight-asian="normal" style:font-weight-complex="normal"/>
    </style:style>
    <style:style style:name="T17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7" style:family="text">
      <style:text-properties fo:font-weight="normal" officeooo:rsid="01e97238" style:font-weight-asian="normal" style:font-weight-complex="normal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1" style:family="text">
      <style:text-properties fo:font-style="normal" style:font-style-asian="normal" style:font-style-complex="normal"/>
    </style:style>
    <style:style style:name="T182" style:family="text">
      <style:text-properties officeooo:rsid="00bb3130"/>
    </style:style>
    <style:style style:name="T183" style:family="text">
      <style:text-properties officeooo:rsid="00bc8fae"/>
    </style:style>
    <style:style style:name="T184" style:family="text">
      <style:text-properties officeooo:rsid="021c40b7"/>
    </style:style>
    <style:style style:name="T185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86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from 5 to 14 days has been proposed </text:span></text:p>
      <text:p text:style-name="P7"/>
      <text:p text:style-name="P9">One specific topic where I found conflicting advice would be <text:span text:style-name="T10">the</text:span> backup frequency and strategy. <text:span text:style-name="T11">One article suggests the use of cloud storage, indicating that better data plans can be purchased in case backup requires more space </text:span><text:span text:style-name="T12">(National Cyber Security Centre, 2021)</text:span><text:span text:style-name="T13">. </text:span><text:span text:style-name="T11">Another ar</text:span><text:span text:style-name="T14">ticle however </text:span><text:span text:style-name="T15">(Sam Nicholls, 2026)</text:span><text:span text:style-name="T14">, approaches </text:span><text:span text:style-name="T16">the topic</text:span><text:span text:style-name="T14"> more cost-consciously, stating that </text:span><text:span text:style-name="T16">such actions may rack up the costs of maintenance, instead proposing a cost optimisation strategy. </text:span><text:span text:style-name="T17">Ultimately, I decided that for </text:span><text:span text:style-name="T18">this particular application, removable media storage would be the most appropriate </text:span><text:span text:style-name="T19">way of handling backups </text:span><text:span text:style-name="T20">due to the fact that </text:span><text:span text:style-name="T21">it is ran by a charity who prioriti</text:span><text:span text:style-name="T22">ses cost cutting wherever possible</text:span><text:span text:style-name="T18">.</text:span></text:p>
      <text:p text:style-name="P7"/>
      <text:p text:style-name="P7"/>
      <text:p text:style-name="P10"/>
      <text:p text:style-name="P11">1(<text:span text:style-name="T23">b</text:span>) – <text:span text:style-name="T23">Changed Understanding</text:span></text:p>
      <text:p text:style-name="P11"/>
      <text:p text:style-name="P11"/>
      <text:p text:style-name="P11"/>
      <text:p text:style-name="P11">1(<text:span text:style-name="T23">c</text:span>) – <text:span text:style-name="T23">Success and Failure</text:span></text:p>
      <text:p text:style-name="P12">A key success in this module was the effective incorporation of self-motivation strategies. This significantly improved my ability to maintain a high degree of focus and productivity over extended periods of time. <text:span text:style-name="T24">By implementing a structured work regimen – Such as minimising distractions, </text:span><text:span text:style-name="T25">adhering to</text:span><text:span text:style-name="T24"> a strict diet, controlling my working environment, and setting clear milestones, I was able to stay more consistent </text:span><text:span text:style-name="T25">with my productive output; which is something I previously struggled to achieve. This demonstrates that my productivity is not limited by my capability, but rather the systems and behaviours I adopt when approaching work.</text:span></text:p>
      <text:p text:style-name="P13">However, this success is also a failure as it revealed a significant limitation. The effectiveness of these strategies was heavily influenced by external pressures, particularly deadlines. Without this pressure, <text:span text:style-name="T26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4"><text:soft-page-break/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5"/>
      <text:p text:style-name="P16"/>
      <text:p text:style-name="P11"/>
      <text:p text:style-name="P11"/>
      <text:p text:style-name="P11"/>
      <text:p text:style-name="P11">1<text:span text:style-name="T23">(d</text:span>) – <text:span text:style-name="T23">Self-Motivation</text:span></text:p>
      <text:p text:style-name="P17">To maintain a high degree of motivation throughout this assessment, and avoid procrastination, I deployed several different strategies:</text:p>
      <text:p text:style-name="P17"/>
      <text:p text:style-name="P17">1. Distraction minimisation</text:p>
      <text:p text:style-name="P18">To avoid bodily distractions and the feeling of a bloated stomach, as well as <text:span text:style-name="T27">maintain consistent</text:span> energy levels, I delayed eating for as long as possible <text:span text:style-name="T28">(</text:span><text:span text:style-name="T29">Christoph Bamberg, Julia Reinchenberger, Jens Blechert,</text:span><text:span text:style-name="T30"> </text:span><text:span text:style-name="T29">2025</text:span><text:span text:style-name="T28">)</text:span>. As soon I woke up, I would sit down to work on this assessment, prioritising the achievement of milestones before allowing myself to indulge in high-protein food <text:span text:style-name="T31">(</text:span><text:span text:style-name="T32">Dominik H Pesta, Varman T Samuel</text:span><text:span text:style-name="T33">, </text:span><text:span text:style-name="T32">2014</text:span><text:span text:style-name="T31">)</text:span>. <text:span text:style-name="T34">To further aid this, I would avoid drinking sugary or caffeinated beverages, instead opting for </text:span><text:span text:style-name="T35">peppermint tea </text:span><text:span text:style-name="T36">(</text:span><text:span text:style-name="T37">Luka Netzler, Brian Lovell, 2025</text:span><text:span text:style-name="T36">)</text:span><text:span text:style-name="T38">.</text:span></text:p>
      <text:p text:style-name="P19"/>
      <text:p text:style-name="P20">2. <text:span text:style-name="T39">Focus Management</text:span></text:p>
      <text:p text:style-name="P21">To avoid mental distractions and maintain my dopamine levels, I would turn off all redundant applications (such as Steam, or Discord), <text:span text:style-name="T40">reduce the brightness of my screen, and even reduce saturation </text:span><text:span text:style-name="T41">(</text:span><text:span text:style-name="T42">Craig A. Williamson, Jari J. Morganti, Hannah E. Smithson, 2023)</text:span><text:span text:style-name="T40">. This </text:span><text:span text:style-name="T43">created a monotonous, </text:span><text:span text:style-name="T44">albeit</text:span><text:span text:style-name="T43"> a highly reliable environment in which I could maintain my focus for much longer. </text:span></text:p>
      <text:p text:style-name="P22">To further maintain my focus, and prevent my mind from drifting off, I would utilise the rubber duck <text:span text:style-name="T45">debugging </text:span>technique<text:span text:style-name="T3"> </text:span><text:span text:style-name="T46">(Rubber Duck Debugging, n.d.)</text:span><text:span text:style-name="T45">. </text:span><text:span text:style-name="T47">By narrating my own actions, I could keep my mind anchored in the present moment, </text:span><text:span text:style-name="T48">minimising </text:span><text:span text:style-name="T49">unrelated thought.</text:span></text:p>
      <text:p text:style-name="P22"/>
      <text:p text:style-name="P23">3. Future Reflection</text:p>
      <text:p text:style-name="P23">To further improve my workflow in the future, I would also avoid <text:span text:style-name="T50">nicotine</text:span> to keep my heart rate consistent, <text:span text:style-name="T51">instead replacing it with scented candles. </text:span><text:span text:style-name="T52">I would communicate more with my lecturers, asking more questions pertaining to the assessment. </text:span></text:p>
      <text:p text:style-name="P24"/>
      <text:p text:style-name="P11"/>
      <text:p text:style-name="P11"/>
      <text:p text:style-name="P25">Section <text:span text:style-name="T23">2</text:span> – <text:span text:style-name="T53">Ongoing Risk Management</text:span></text:p>
      <text:p text:style-name="P25"/>
      <text:p text:style-name="P25"/>
      <text:p text:style-name="P26"><text:span text:style-name="T54">2</text:span><text:span text:style-name="T23">(</text:span><text:span text:style-name="T54">a</text:span>) – <text:span text:style-name="T54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5">U</text:span>ptime</text:p>
          <text:list>
            <text:list-item>
              <text:p text:style-name="P30">Since this system is of critical importance and is required to run continuously, <text:span text:style-name="T56">uptime will be monitored to minimise any downtime. By monitoring uptime, we can configure automated systems (like </text:span><text:span text:style-name="T57">Uptime Kuma</text:span><text:span text:style-name="T56">) to notify us immediately when the server goes down. This will help maximise </text:span><text:span text:style-name="T58">system reliability and effectiveness during rescue operations.</text:span></text:p>
            </text:list-item>
          </text:list>
        </text:list-item>
        <text:list-item>
          <text:p text:style-name="P29"><text:soft-page-break/>Error <text:span text:style-name="T55">R</text:span>ates </text:p>
          <text:list>
            <text:list-item>
              <text:p text:style-name="P31">Monitoring error rates <text:span text:style-name="T59">by the following categories: </text:span><text:span text:style-name="T60">Success (2xx), </text:span><text:span text:style-name="T59">Redirection (3xx), Client (4xx), Server (5xx) </text:span><text:span text:style-name="T61">(The Postman Team, 2025)</text:span><text:span text:style-name="T62"> </text:span><text:span text:style-name="T60">can help detect the most vulnerable parts of the application </text:span><text:span text:style-name="T63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5">F</text:span>ailure <text:span text:style-name="T55">R</text:span>ates</text:p>
          <text:list>
            <text:list-item>
              <text:p text:style-name="P32">This application stores <text:span text:style-name="T64">and processes</text:span> <text:span text:style-name="T65">both </text:span>personal <text:span text:style-name="T65">data defined in article 4(1) </text:span><text:span text:style-name="T66">(GDPR, 2018),</text:span><text:span text:style-name="T65"> and special category personal data defined in article 9(1)</text:span><text:span text:style-name="T66"> (GDPR, 2018)</text:span><text:span text:style-name="T65">. </text:span><text:span text:style-name="T67">To </text:span><text:span text:style-name="T68">ensure regulatory compliance</text:span><text:span text:style-name="T67">, all personal data </text:span><text:span text:style-name="T69">should</text:span><text:span text:style-name="T67"> be encrypted in storage and in transit, </text:span><text:span text:style-name="T68">and unauthorised access attempts must be closely monitored</text:span><text:span text:style-name="T64"> </text:span><text:span text:style-name="T70">(GDPR 2018, Art. 32)</text:span><text:span text:style-name="T64">. </text:span><text:span text:style-name="T71">If a breach does occur, and an unauthorised actor gains access to this data, we must be able to detect it and notify the </text:span><text:span text:style-name="T72">supervisory authority (Information Commissioner’s office)</text:span><text:span text:style-name="T71"> </text:span><text:span text:style-name="T73">with</text:span><text:span text:style-name="T74">out undue delay, and where feasible, within</text:span><text:span text:style-name="T73"> at most </text:span><text:span text:style-name="T71">72 hours</text:span><text:span text:style-name="T75"> (GDPR, 2018, Art. 33</text:span><text:span text:style-name="T76">(1)</text:span><text:span text:style-name="T75">), </text:span><text:span text:style-name="T77">and the data subjects without undue delay </text:span><text:span text:style-name="T78">(GDPR, 2018, Art. 34</text:span><text:span text:style-name="T79">(1)</text:span><text:span text:style-name="T78">).</text:span></text:p>
            </text:list-item>
          </text:list>
        </text:list-item>
        <text:list-item>
          <text:p text:style-name="P29"><text:span text:style-name="T55">D</text:span>atabase <text:span text:style-name="T55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80">reliability and effectiveness</text:span>. Response time will be monitored <text:span text:style-name="T81">and </text:span><text:span text:style-name="T82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5">R</text:span>esource <text:span text:style-name="T55">U</text:span>tilisation</text:p>
        </text:list-item>
      </text:list>
      <text:list text:style-name="L2">
        <text:list-item>
          <text:list>
            <text:list-item>
              <text:p text:style-name="P36"><text:span text:style-name="T83">Personal devices used by rescuers </text:span>may have vastly limited battery capacity, <text:span text:style-name="T84">which is further worsened by poor reception </text:span><text:span text:style-name="T83">in remote regions</text:span><text:span text:style-name="T84"> </text:span><text:span text:style-name="T85">(</text:span><text:span text:style-name="T86">Ning Ding, Daniel Wagner, Xiaomeng Chen, Abhinav Pathak, Y. Charlie Hu, Andrew Rice, 2013</text:span><text:span text:style-name="T85">)</text:span><text:span text:style-name="T3">.</text:span> As such, it is critical that the application monitors its resource utilisation, <text:span text:style-name="T87">in particular its battery consumption </text:span><text:span text:style-name="T88">and battery charge availability</text:span>. <text:span text:style-name="T89">Since this information is tied to a specific rescuer, it falls under the definition of personal data in article </text:span><text:span text:style-name="T90">4(1) </text:span><text:span text:style-name="T91">(GDPR, 2018), </text:span><text:span text:style-name="T92">and a proper legal basis is required for its processing </text:span><text:span text:style-name="T93">as stated in article 6 (GDPR, 2018)</text:span><text:span text:style-name="T92">; in this case </text:span><text:span text:style-name="T94">that would be the lawful basis of contract</text:span><text:span text:style-name="T95"> (</text:span><text:span text:style-name="Strong_20_Emphasis"><text:span text:style-name="T96">Information Commissioner’s Office (ICO), </text:span></text:span><text:span text:style-name="T97">2024</text:span><text:span text:style-name="T98">a</text:span><text:span text:style-name="T97">)</text:span><text:span text:style-name="T91">. <text:s/></text:span><text:span text:style-name="T87">By </text:span><text:span text:style-name="T99">sharing</text:span><text:span text:style-name="T87"> this information </text:span><text:span text:style-name="T99">with</text:span><text:span text:style-name="T87"> other participants, </text:span><text:span text:style-name="T100">we may </text:span><text:span text:style-name="T101">increase the safety of rescuers.</text:span></text:p>
            </text:list-item>
            <text:list-item>
              <text:p text:style-name="P37">Additionally, given low hardware specifications, VPS’ resource utilisation, <text:span text:style-name="T102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103">Immediate human response required</text:span></text:p>
      <text:p text:style-name="P42">This <text:span text:style-name="T104">alert</text:span> is triggered when there is a critical problem with the system, rendering it inoperable – <text:span text:style-name="T105">Such</text:span><text:span text:style-name="T106"> as </text:span>the server shutting down <text:span text:style-name="T107">for more than 60 minutes, </text:span><text:span text:style-name="T108">database being unreachable, or VPS CPU usage </text:span><text:span text:style-name="T109">staying</text:span><text:span text:style-name="T108"> over 95% for over 10 minutes.</text:span></text:p>
      <text:p text:style-name="P43">Once <text:span text:style-name="T110">detected by </text:span><text:span text:style-name="T111">Uptime Kuma</text:span><text:span text:style-name="T110">, </text:span><text:span text:style-name="T112">an SMS will be sent out immediately via a 3</text:span><text:span text:style-name="T113">rd</text:span><text:span text:style-name="T112"> party provider </text:span><text:span text:style-name="T114">to our volunteer developer</text:span><text:span text:style-name="T112">.</text:span><text:span text:style-name="T115"> </text:span><text:span text:style-name="T116">Rescuers in deployment and team leaders will follow the protocol and fall back on paper map and phone calls until issue is resolved.</text:span></text:p>
      <text:p text:style-name="P44"/>
      <text:p text:style-name="P41">2. Warning – <text:span text:style-name="T103">To be investigated within working hours</text:span></text:p>
      <text:p text:style-name="P45"><text:soft-page-break/>This alert is triggered when there is an unexpected issue within the application – <text:span text:style-name="T117">Such as unusually high response times </text:span><text:span text:style-name="T118">(e.g. &gt; </text:span><text:span text:style-name="T119">1000</text:span><text:span text:style-name="T118">ms), </text:span><text:span text:style-name="T120">prolonged high VPS CPU usage (e.g. &gt; 80% for over </text:span><text:span text:style-name="T121">10</text:span><text:span text:style-name="T120"> minutes), </text:span><text:span text:style-name="T122">or </text:span><text:span text:style-name="T123">an unusually high rate of server errors (</text:span><text:span text:style-name="T124">e.g. </text:span><text:span text:style-name="T123">5xx rates over 10% </text:span><text:span text:style-name="T125">within last hour</text:span><text:span text:style-name="T123">).</text:span></text:p>
      <text:p text:style-name="P46">In this scenario, <text:span text:style-name="T126">both the application and the web interface</text:span> <text:span text:style-name="T127">will</text:span> be used to issue the alert <text:span text:style-name="T127">to the team leaders, rescuers in deployment, and our developer.</text:span></text:p>
      <text:p text:style-name="P47"/>
      <text:p text:style-name="P47"/>
      <text:p text:style-name="P48">A good monitoring tool given the budget constraints as well as <text:span text:style-name="T128">the </text:span>team size, is Uptime Kuma. This self-hosted tool allows us to send out periodic queries to our API to monitor uptime and issue critical alerts when needed. <text:span text:style-name="T128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4">2</text:span><text:span text:style-name="T23">(</text:span><text:span text:style-name="T129">b </text:span><text:span text:style-name="T130">| !2b</text:span>) – <text:span text:style-name="T131">Patch and Vulnerability Management</text:span></text:p>
      <text:p text:style-name="P49"/>
      <text:p text:style-name="P50">Patch management within RescueNet must effectively balance security with the constraints of a single developer <text:span text:style-name="T132">and</text:span> a low <text:span text:style-name="T132">operating</text:span> budget. <text:span text:style-name="T133">Due to the absence of a staging environment, a lightweight testing approach is </text:span><text:span text:style-name="T134">recommended</text:span><text:span text:style-name="T133"> </text:span><text:span text:style-name="T135">(</text:span><text:span text:style-name="T136">Trevor Atkins, 2002</text:span><text:span text:style-name="T135">)</text:span><text:span text:style-name="T133">. </text:span></text:p>
      <text:p text:style-name="P50"/>
      <text:p text:style-name="P51"><text:span text:style-name="T137">To minimise downtime, as well as ensure compatibility with the </text:span><text:span text:style-name="T138">planned</text:span><text:span text:style-name="T137"> updates; </text:span><text:span text:style-name="T139">security </text:span><text:span text:style-name="T137">p</text:span><text:span text:style-name="T140">atches, </text:span><text:span text:style-name="T139">operating system updates,</text:span><text:span text:style-name="T140"> </text:span><text:span text:style-name="T141">and </text:span><text:span text:style-name="T139">dependency </text:span><text:span text:style-name="T141">updates</text:span><text:span text:style-name="T140"> should first be tested in </text:span><text:span text:style-name="T142">isolation, in</text:span><text:span text:style-name="T140"> a </text:span><text:span text:style-name="T143">local</text:span><text:span text:style-name="T140"> development environment </text:span><text:span text:style-name="T144">resembling</text:span><text:span text:style-name="T137"> the VPS as closely as possible</text:span><text:span text:style-name="T145"> </text:span><text:span text:style-name="T146">(</text:span><text:span text:style-name="T147">Orca</text:span><text:span text:style-name="T148">, </text:span><text:span text:style-name="T147">n.d.</text:span><text:span text:style-name="T146">)</text:span><text:span text:style-name="T149">.</text:span><text:span text:style-name="T137"> </text:span><text:span text:style-name="T150">Due to the lack of a fallback system, automated runtime updates will be disabled. They will instead be performed during scheduled updates periods </text:span><text:span text:style-name="T151">along with all other updates. </text:span><text:span text:style-name="T152">This can be accomplished</text:span><text:span text:style-name="T137"> </text:span><text:span text:style-name="T153">through technologies such as containerisation or </text:span><text:span text:style-name="T154">other types of</text:span><text:span text:style-name="T153"> virtualisation</text:span><text:span text:style-name="T145"> </text:span><text:span text:style-name="T155">(Dirk Merkel, </text:span><text:span text:style-name="T156">2014</text:span><text:span text:style-name="T155">)</text:span><text:span text:style-name="T137">. </text:span></text:p>
      <text:p text:style-name="P50"/>
      <text:p text:style-name="P52">With this, we can carry out updates and patches manually, test for vulnerabilities <text:span text:style-name="T157">with open source tools such as OpenVAS </text:span><text:span text:style-name="T158">(</text:span><text:span text:style-name="T159">Greenbone</text:span><text:span text:style-name="T160">, </text:span><text:span text:style-name="T159">n.d.</text:span><text:span text:style-name="T158">)</text:span>, all the while the VPS is still providing its service. </text:p>
      <text:p text:style-name="P53"><text:span text:style-name="T161">To further increase security and </text:span><text:span text:style-name="T162">minimise the impact of unforeseen factors, a full backup of the VPS </text:span><text:span text:style-name="T163">will</text:span><text:span text:style-name="T162"> be made to a removable media. </text:span><text:span text:style-name="T164">This ensures that even if </text:span><text:span text:style-name="T165">the patches fail due to unknown factors, </text:span><text:span text:style-name="T166">the VPS can still be rolled back to the last working version. </text:span></text:p>
      <text:p text:style-name="P54"/>
      <text:p text:style-name="P54"/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8"/>
      <text:p text:style-name="P58"/>
      <text:p text:style-name="P58"/>
      <text:p text:style-name="P59"><text:soft-page-break/></text:p>
      <text:p text:style-name="P25"/>
      <text:p text:style-name="P25"/>
      <text:list text:style-name="WWNum5">
        <text:list-item text:start-value="1">
          <text:p text:style-name="P60">Currently hosted on a single VPS (Virtual Private Server) running Ubuntu, with a PostgreSQL database on the same machine. The VPS costs the charity approximately £25/month.</text:p>
        </text:list-item>
        <text:list-item>
          <text:p text:style-name="P60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1"/>
      <text:p text:style-name="P25"/>
      <text:p text:style-name="P62">References</text:p>
      <text:p text:style-name="P63"><text:span text:style-name="Strong_20_Emphasis"><text:span text:style-name="T167">GD</text:span></text:span><text:span text:style-name="Strong_20_Emphasis"><text:span text:style-name="T168">P</text:span></text:span><text:span text:style-name="Strong_20_Emphasis"><text:span text:style-name="T167">R</text:span></text:span><text:span text:style-name="T169"> (</text:span>2018<text:span text:style-name="T169">) </text:span><text:span text:style-name="Emphasis"><text:span text:style-name="T169">General Data Protection Regulation.</text:span></text:span><text:span text:style-name="T169"> Available at: </text:span><text:a xlink:type="simple" xlink:href="https://gdpr-info.eu/" text:style-name="Internet_20_link" text:visited-style-name="Visited_20_Internet_20_Link"><text:span text:style-name="T169">https://gdpr-info.eu/</text:span></text:a><text:span text:style-name="T169"> (</text:span><text:span text:style-name="T170">Accessed: </text:span><text:span text:style-name="T171">5 </text:span><text:span text:style-name="T170"><text:s/></text:span><text:span text:style-name="T171">May</text:span><text:span text:style-name="T170"> 2026</text:span><text:span text:style-name="T169">).</text:span></text:p>
      <text:p text:style-name="P64"><text:span text:style-name="Strong_20_Emphasis">Data Protection Act 2018</text:span> (2018) <text:span text:style-name="Emphasis">c.12.</text:span> London: The Stationery Office. <text:span text:style-name="T172">Available at: </text:span><text:a xlink:type="simple" xlink:href="https://www.legislation.gov.uk/ukpga/2018/12" text:style-name="Internet_20_link" text:visited-style-name="Visited_20_Internet_20_Link"><text:span text:style-name="T172">https://www.legislation.gov.uk/ukpga/2018/12</text:span></text:a><text:span text:style-name="T172"> </text:span><text:span text:style-name="T173">(Accessed: </text:span><text:span text:style-name="T174">5 May</text:span><text:span text:style-name="T173"> 2026).</text:span></text:p>
      <text:p text:style-name="P6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73">Accessed: </text:span><text:span text:style-name="T174">5</text:span><text:span text:style-name="T173"> </text:span><text:span text:style-name="T174">May</text:span><text:span text:style-name="T173"> 2026</text:span>).</text:p>
      <text:p text:style-name="P66">National Cyber Security Centre <text:span text:style-name="T175">(2021) </text:span><text:span text:style-name="T176">Top tips for staying secure online.</text:span><text:span text:style-name="T175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75">https://www.ncsc.gov.uk/collection/top-tips-for-staying-secure-online/always-back-up-your-most-important-data#section_3</text:span></text:a><text:span text:style-name="T175"> (Accessed 5 May 2026).</text:span></text:p>
      <text:p text:style-name="P67">National Cyber Security Centre <text:span text:style-name="T175">(2024) </text:span><text:span text:style-name="T176">Vulnerability management</text:span><text:span text:style-name="T175">. Available at: </text:span><text:a xlink:type="simple" xlink:href="https://www.ncsc.gov.uk/collection/vulnerability-management" text:style-name="Internet_20_link" text:visited-style-name="Visited_20_Internet_20_Link"><text:span text:style-name="T175">https://www.ncsc.gov.uk/collection/vulnerability-management</text:span></text:a><text:span text:style-name="T175"> </text:span><text:span text:style-name="T177">(Accessed: 6 May 2026).</text:span></text:p>
      <text:p text:style-name="P68"><text:span text:style-name="T178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9">Rubber Duck Debugging <text:span text:style-name="T175">(n.d.) </text:span><text:span text:style-name="T176">Debugging Software with a Rubber Ducky. </text:span><text:span text:style-name="T179">Available at: </text:span><text:a xlink:type="simple" xlink:href="https://rubberduckdebugging.com/" text:style-name="Internet_20_link" text:visited-style-name="Visited_20_Internet_20_Link"><text:span text:style-name="T179">https://rubberduckdebugging.com/</text:span></text:a><text:span text:style-name="T179"> (Accessed: 5 May 2026)</text:span></text:p>
      <text:p text:style-name="P70"><text:span text:style-name="T180">Luka Netzler, Brian Lovell</text:span><text:span text:style-name="T181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1">Christoph Bamberg, Julia Reinchenberger, Jens Blechert <text:span text:style-name="T175">(2025) </text:span><text:span text:style-name="T176">Stable cognitive performance while adapting to intermittent fasting: A randomised controlled trial</text:span><text:span text:style-name="T179">. Available at: </text:span><text:a xlink:type="simple" xlink:href="https://journals.sagepub.com/doi/10.1177/13591053251351204" text:style-name="Internet_20_link" text:visited-style-name="Visited_20_Internet_20_Link"><text:span text:style-name="T179">https://journals.sagepub.com/doi/10.1177/13591053251351204</text:span></text:a><text:span text:style-name="T179"> (Accessed: 5 May 2026).</text:span></text:p>
      <text:p text:style-name="P72"><text:span text:style-name="Strong_20_Emphasis">Information Commissioner’s Office (ICO)</text:span> (2024<text:span text:style-name="T182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73">Accessed: </text:span><text:span text:style-name="T183">5 May </text:span><text:span text:style-name="T173">2026</text:span>).</text:p>
      <text:p text:style-name="P73">Dominik H Pesta, Varman T Samuel <text:span text:style-name="T175">(2014) </text:span><text:span text:style-name="T176">A high-protein diet for reducing body fat: mechanisms and possible caveats.</text:span><text:span text:style-name="T175"> Available at: </text:span><text:a xlink:type="simple" xlink:href="https://link.springer.com/article/10.1186/1743-7075-11-53" text:style-name="Internet_20_link" text:visited-style-name="Visited_20_Internet_20_Link"><text:span text:style-name="T175">https://link.springer.com/article/10.1186/1743-7075-11-53</text:span></text:a><text:span text:style-name="T175"> (Accessed: 5 May 2026).</text:span></text:p>
      <text:p text:style-name="P74"/>
      <text:p text:style-name="P75">Craig A. Williamson, Jari J. Morganti, Hannah E. Smithson <text:span text:style-name="T175">(2023) </text:span><text:span text:style-name="T176">Bright-light distractions and visual performance</text:span><text:span text:style-name="T175">. Available at: </text:span><text:a xlink:type="simple" xlink:href="https://www.frontiersin.org/journals/psychology/articles/10.3389/fpsyg.2023.1088975/full" text:style-name="Internet_20_link" text:visited-style-name="Visited_20_Internet_20_Link"><text:span text:style-name="T175">https://www.frontiersin.org/journals/psychology/articles/10.3389/fpsyg.2023.1088975/full</text:span></text:a><text:span text:style-name="T175"> (Accessed: 5 May 2026).</text:span></text:p>
      <text:p text:style-name="P76"/>
      <text:p text:style-name="P77">Ning Ding, Daniel Wagner, Xiaomeng Chen, Abhinav Pathak, Y. Charlie Hu, Andrew Rice <text:span text:style-name="T175">(2013) </text:span><text:span text:style-name="T176">Characterizing and modeling the impact of wireless signal strength on smartphone battery drain. </text:span><text:span text:style-name="T179">Available at: </text:span><text:a xlink:type="simple" xlink:href="https://dl.acm.org/doi/10.1145/2494232.2466586" text:style-name="Internet_20_link" text:visited-style-name="Visited_20_Internet_20_Link"><text:span text:style-name="T179">https://dl.acm.org/doi/10.1145/2494232.2466586</text:span></text:a><text:span text:style-name="T179"> (Accessed: 5 May 2026)</text:span></text:p>
      <text:p text:style-name="P78"/>
      <text:p text:style-name="P79">The Postman Team <text:span text:style-name="T175">(2025) </text:span><text:span text:style-name="T176">What are HTTP status codes? Complete Guide for API Developers</text:span><text:span text:style-name="T175">. Available at: </text:span><text:a xlink:type="simple" xlink:href="https://blog.postman.com/what-are-http-status-codes/" text:style-name="Internet_20_link" text:visited-style-name="Visited_20_Internet_20_Link"><text:span text:style-name="T175">https://blog.postman.com/what-are-http-status-codes/</text:span></text:a><text:span text:style-name="T175"> (Accessed: 6 May 2026)</text:span></text:p>
      <text:p text:style-name="P80"/>
      <text:p text:style-name="P81">Ubuntu <text:span text:style-name="T175">(n.d.) </text:span><text:span text:style-name="T176">Vulnerability management tools in Ubuntu.</text:span><text:span text:style-name="T179"> Available at: </text:span><text:a xlink:type="simple" xlink:href="https://ubuntu.com/security/vulnerability-management" text:style-name="Internet_20_link" text:visited-style-name="Visited_20_Internet_20_Link"><text:span text:style-name="T179">https://ubuntu.com/security/vulnerability-management</text:span></text:a><text:span text:style-name="T179"> (Accessed: 6 May 2026)</text:span></text:p>
      <text:p text:style-name="P82"/>
      <text:p text:style-name="P83">Trevor Atkins <text:span text:style-name="T175">(2002) </text:span><text:span text:style-name="T176">Create a Lightweight Testing Framework. </text:span><text:span text:style-name="T175">Available at: </text:span><text:a xlink:type="simple" xlink:href="https://thinktesting.com/articles/a-lightweight-testing-framework/" text:style-name="Internet_20_link" text:visited-style-name="Visited_20_Internet_20_Link"><text:span text:style-name="T175">https://thinktesting.com/articles/a-lightweight-testing-framework/</text:span></text:a><text:span text:style-name="T175"> (Accessed: 6 May 2026)</text:span></text:p>
      <text:p text:style-name="P84"/>
      <text:p text:style-name="P85">CESG <text:span text:style-name="T175">(2014) </text:span><text:span text:style-name="T176">Implementing the cloud security principles. </text:span><text:span text:style-name="T175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75">https://www.gov.uk/government/publications/implementing-the-cloud-security-principles/implementing-the-cloud-security-principles</text:span></text:a><text:span text:style-name="T175"> (Accessed: 6 May 2026)</text:span></text:p>
      <text:p text:style-name="P86"/>
      <text:p text:style-name="P86"/>
      <text:p text:style-name="P87"><text:span text:style-name="T178">Dirk Merkel</text:span> (<text:span text:style-name="T184">2014</text:span>) <text:span text:style-name="T3">Docker: Lightweight Linux Containers for Consistent Development and</text:span></text:p>
      <text:p text:style-name="P88">Deployment. <text:span text:style-name="T181">Available at: </text:span><text:a xlink:type="simple" xlink:href="https://www.seltzer.com/margo/teaching/CS508.19/papers/merkel14.pdf" text:style-name="Internet_20_link" text:visited-style-name="Visited_20_Internet_20_Link"><text:span text:style-name="T181">https://www.seltzer.com/margo/teaching/CS508.19/papers/merkel14.pdf</text:span></text:a><text:span text:style-name="T181"> (Accessed: 6 May 2026)</text:span></text:p>
      <text:p text:style-name="P87"/>
      <text:p text:style-name="P89">Orca <text:span text:style-name="T175">(n.d.) </text:span><text:span text:style-name="T176">Patch Management. </text:span><text:span text:style-name="T175">Available at: </text:span><text:a xlink:type="simple" xlink:href="https://orca.security/glossary/patch-management/" text:style-name="Internet_20_link" text:visited-style-name="Visited_20_Internet_20_Link"><text:span text:style-name="T175">https://orca.security/glossary/patch-management/</text:span></text:a><text:span text:style-name="T175"> (Accessed: 6 May 2026)</text:span></text:p>
      <text:p text:style-name="P90"/>
      <text:p text:style-name="P91">Mak Ulac <text:span text:style-name="T175">(2026)</text:span><text:span text:style-name="T176"> </text:span><text:span text:style-name="T185">Top Linux Vulnerability Scanners in 2026: A Guide to Open-Source Security Tools</text:span><text:span text:style-name="T175">. Available at: </text:span><text:a xlink:type="simple" xlink:href="https://linuxsecurity.com/features/top-6-vulnerability-scanning-tools" text:style-name="Internet_20_link" text:visited-style-name="Visited_20_Internet_20_Link"><text:span text:style-name="T175">https://linuxsecurity.com/features/top-6-vulnerability-scanning-tools</text:span></text:a><text:span text:style-name="T175"> (Accessed: 6 May 2026)</text:span></text:p>
      <text:p text:style-name="P92"/>
      <text:p text:style-name="P93">Greenbone <text:span text:style-name="T175">(n.d.) </text:span><text:span text:style-name="T176">OPENVAS by Greenbone. </text:span><text:span text:style-name="T186">Available at: </text:span><text:a xlink:type="simple" xlink:href="https://www.openvas.org/" text:style-name="Internet_20_link" text:visited-style-name="Visited_20_Internet_20_Link"><text:span text:style-name="T186">https://www.openvas.org/</text:span></text:a><text:span text:style-name="T186"> (Accessed: 6 May 2026).</text:span></text:p>
      <text:p text:style-name="P94"/>
      <text:p text:style-name="P94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16:47.625362171</dc:date>
    <meta:editing-duration>PT14H26M46S</meta:editing-duration>
    <meta:editing-cycles>410</meta:editing-cycles>
    <meta:document-statistic meta:table-count="0" meta:image-count="0" meta:object-count="0" meta:page-count="6" meta:paragraph-count="76" meta:word-count="2168" meta:character-count="15391" meta:non-whitespace-character-count="13291"/>
  </office:meta>
</office:document-meta>
</file>